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105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409cm" fo:min-width="0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364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20.5cm" svg:height="12.355cm" svg:x="3.5cm" svg:y="5.959cm">
          <draw:text-box>
            <text:p>tiger <text:s text:c="2"/></text:p>
            <text:p/>
            <text:p>lion</text:p>
            <text:p/>
            <text:p>elephant</text:p>
            <text:p/>
            <text:p>humberger</text:p>
            <text:p/>
            <text:p>hot dog</text:p>
            <text:p/>
            <text:p>dolphin</text:p>
            <text:p/>
            <text:p>too many / too much</text:p>
            <text:p/>
            <text:p>turn off / turn on</text:p>
            <text:p/>
            <text:p>soccer / football, volleyball, basketball, hocky, tennis, badminton 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3" draw:layer="layout" svg:width="21cm" svg:height="6.659cm" svg:x="3.5cm" svg:y="2.5cm">
          <draw:text-box>
            <text:p>few, a few / little, a little</text:p>
            <text:p/>
            <text:p>sleepy / sleeplish</text:p>
            <text:p/>
            <text:p>sit-up / pull-up / push-up</text:p>
            <text:p/>
            <text:p/>
            <text:p/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H43M14S</meta:editing-duration>
    <meta:editing-cycles>11</meta:editing-cycles>
    <meta:generator>OpenOffice/4.1.11$Win32 OpenOffice.org_project/4111m1$Build-9808</meta:generator>
    <dc:date>2025-04-25T07:54:47.67</dc:date>
    <meta:document-statistic meta:object-count="27"/>
  </office:meta>
</office:document-meta>
</file>